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sManagerImpl.lookupWebContinuationsHolder( boolean createNe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olderAwareWebContinuation.getContinuations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sHolder.removeContinuation(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getFore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olderAwareWebContinuation.HolderAwareWebContinuation( String id , Object continuation , WebContinuation parentContinuation , int timeToLive , String interpreterId , ContinuationsDisposer disposer , WebContinuationsHolder continuations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inuationsManagerImpl.createWebContinuation( Object kont , WebContinuation parent , int timeToLive , String interpreterId , ContinuationsDisposer dispo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inuationsManagerImpl._invalidate( WebContinuationsHolder continuationsHolder , WebContinuation w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ContinuationsHolder.contains(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tinuationsHolder.valueUn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tinuationsManagerImpl.getWebContinuationsDataBean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inuationsManagerImpl.expireContinua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tinuationsManagerImpl.removeContinuation( WebContinuationsHolder continuationsHolder , WebContinuation w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inuationsManagerImpl._detach( WebContinuation 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ContinuationsHolder.addContinuation(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displayExpi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inuationsManagerImpl.invalidateContinuations( WebContinuationsHolder continuationsHo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inuationsManagerImpl.disposeContinuation( WebContinuationsHolder continuationsHolder , WebContinuation 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inuations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ContinuationsManagerImp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ationsManagerImpl.displayAllContinu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inuationsManagerImpl.lookupWebContinuation( String id , String interpreter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ebContinuationsHolder.valueBound( HttpSessionBind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ContinuationsHolder.get( Objec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irationPredicate.evaluate( final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generateContinuation( Object kont , WebContinuation parent , int ttl , String interpreterId , ContinuationsDisposer dispo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WebContinuationsHolder.contains( String continu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sManagerImpl.invalidateWebContinuation( WebContinuation 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